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5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200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4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3976" calcext:value-type="float">
            <text:p>28.76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9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1992" calcext:value-type="float">
            <text:p>28.8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8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2984" calcext:value-type="float">
            <text:p>30.73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8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8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8568" calcext:value-type="float">
            <text:p>28.92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7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6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5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5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5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3501</text:p>
          </table:table-cell>
          <table:table-cell office:value-type="string" calcext:value-type="string">
            <text:p>195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